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2b0" officeooo:paragraph-rsid="000d02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1 </text:p>
      <text:p text:style-name="P1">Question 1 :</text:p>
      <text:p text:style-name="P1">int tempSensor = 0;</text:p>
      <text:p text:style-name="P1"/>
      <text:p text:style-name="P1">void setup() </text:p>
      <text:p text:style-name="P1">{</text:p>
      <text:p text:style-name="P1"><text:s text:c="2"/>Serial.begin(9600);</text:p>
      <text:p text:style-name="P1"><text:s text:c="2"/>pinMode(3,OUTPUT);</text:p>
      <text:p text:style-name="P1"><text:s text:c="2"/>pinMode(5,OUTPUT);</text:p>
      <text:p text:style-name="P1"><text:s text:c="2"/>Serial.println("process start");</text:p>
      <text:p text:style-name="P1">}</text:p>
      <text:p text:style-name="P1"/>
      <text:p text:style-name="P1">float capteurToTemperature(int valeur)</text:p>
      <text:p text:style-name="P1">{</text:p>
      <text:p text:style-name="P1"><text:s text:c="2"/>return (((valeur * 5.0 / 1024) - 0.5) * 100.0);</text:p>
      <text:p text:style-name="P1">}</text:p>
      <text:p text:style-name="P1">void loop()</text:p>
      <text:p text:style-name="P1">{</text:p>
      <text:p text:style-name="P1"><text:s text:c="2"/>delay(100);</text:p>
      <text:p text:style-name="P1"><text:s text:c="2"/>int readTemp = analogRead(tempSensor);</text:p>
      <text:p text:style-name="P1"><text:s text:c="2"/>if (capteurToTemperature(readTemp)&gt;25)</text:p>
      <text:p text:style-name="P1"><text:s text:c="2"/>{</text:p>
      <text:p text:style-name="P1"><text:s text:c="4"/></text:p>
      <text:p text:style-name="P1"><text:s text:c="2"/><text:tab/>digitalWrite(5,HIGH);</text:p>
      <text:p text:style-name="P1"><text:s text:c="2"/><text:tab/>digitalWrite(3,LOW);</text:p>
      <text:p text:style-name="P1"><text:s text:c="2"/>}</text:p>
      <text:p text:style-name="P1"><text:s text:c="2"/>else </text:p>
      <text:p text:style-name="P1"><text:s text:c="2"/>{</text:p>
      <text:p text:style-name="P1"><text:s text:c="2"/><text:tab/>digitalWrite(5,LOW);</text:p>
      <text:p text:style-name="P1"><text:s text:c="2"/><text:tab/>digitalWrite(3,HIGH);</text:p>
      <text:p text:style-name="P1"><text:s text:c="2"/>} </text:p>
      <text:p text:style-name="P1">}</text:p>
      <text:p text:style-name="P1">Question 2 :</text:p>
      <text:p text:style-name="P1">int tempSensor = 0;</text:p>
      <text:p text:style-name="P1">float resultat;</text:p>
      <text:p text:style-name="P1">void setup() </text:p>
      <text:p text:style-name="P1">{</text:p>
      <text:p text:style-name="P1"><text:s text:c="2"/>Serial.begin(9600);</text:p>
      <text:p text:style-name="P1"><text:s text:c="2"/>pinMode(3,OUTPUT);</text:p>
      <text:p text:style-name="P1"><text:s text:c="2"/>pinMode(5,OUTPUT);</text:p>
      <text:p text:style-name="P1"><text:s text:c="2"/>Serial.println("process start");</text:p>
      <text:p text:style-name="P1">}</text:p>
      <text:p text:style-name="P1"/>
      <text:p text:style-name="P1">float capteurToTemperature(int valeur)</text:p>
      <text:p text:style-name="P1">{</text:p>
      <text:p text:style-name="P1"><text:s text:c="2"/>return (((valeur * 5.0 / 1024) - 0.5) * 100.0);</text:p>
      <text:p text:style-name="P1">}</text:p>
      <text:p text:style-name="P1">int readTemp = analogRead(tempSensor);</text:p>
      <text:p text:style-name="P1">for (int i;i&gt;100;i++)</text:p>
      <text:p text:style-name="P1">{</text:p>
      <text:p text:style-name="P1"><text:s text:c="2"/>delay(100);</text:p>
      <text:p text:style-name="P1"><text:s text:c="2"/>resultat=resultat+capteurToTemperature(readTemp);</text:p>
      <text:p text:style-name="P1"><text:soft-page-break/>}</text:p>
      <text:p text:style-name="P1">resultat = resultat/100;</text:p>
      <text:p text:style-name="P1">void loop()</text:p>
      <text:p text:style-name="P1">{</text:p>
      <text:p text:style-name="P1"><text:s text:c="2"/>if (resultat&gt;25)</text:p>
      <text:p text:style-name="P1"><text:s text:c="2"/>{</text:p>
      <text:p text:style-name="P1"><text:s text:c="2"/><text:tab/>digitalWrite(5,HIGH);</text:p>
      <text:p text:style-name="P1"><text:s text:c="2"/><text:tab/>digitalWrite(3,LOW);</text:p>
      <text:p text:style-name="P1"><text:s text:c="2"/>}</text:p>
      <text:p text:style-name="P1"><text:s text:c="2"/>else </text:p>
      <text:p text:style-name="P1"><text:s text:c="2"/>{</text:p>
      <text:p text:style-name="P1"><text:s text:c="2"/><text:tab/>digitalWrite(5,LOW);</text:p>
      <text:p text:style-name="P1"><text:s text:c="2"/><text:tab/>digitalWrite(3,HIGH);</text:p>
      <text:p text:style-name="P1"><text:s text:c="2"/>} </text:p>
      <text:p text:style-name="P1">}</text:p>
      <text:p text:style-name="P1">Ex 2 :</text:p>
      <text:p text:style-name="P1">Question 1 :</text:p>
      <text:p text:style-name="P1">const int BUZZERPIN = 9;</text:p>
      <text:p text:style-name="P1">int tempo = 200;</text:p>
      <text:p text:style-name="P1"/>
      <text:p text:style-name="P1">void setup() </text:p>
      <text:p text:style-name="P1">{</text:p>
      <text:p text:style-name="P1"><text:s text:c="2"/>Serial.begin(9600);</text:p>
      <text:p text:style-name="P1"><text:s text:c="2"/>Serial.println("tests : debut");</text:p>
      <text:p text:style-name="P1"><text:s text:c="2"/>// ...</text:p>
      <text:p text:style-name="P1"><text:s text:c="2"/>Serial.println("tests : fin");</text:p>
      <text:p text:style-name="P1"><text:s text:c="2"/>pinMode(BUZZERPIN, OUTPUT);</text:p>
      <text:p text:style-name="P1"><text:s text:c="2"/>tone(9, 262 , 200);</text:p>
      <text:p text:style-name="P1"><text:s text:c="2"/>delay(400);</text:p>
      <text:p text:style-name="P1"><text:s text:c="2"/>tone(9, 262 , 200);</text:p>
      <text:p text:style-name="P1"><text:s text:c="2"/>delay(400);</text:p>
      <text:p text:style-name="P1"><text:s text:c="2"/>tone(9, 262 , 200);</text:p>
      <text:p text:style-name="P1"><text:s text:c="2"/>delay(400);</text:p>
      <text:p text:style-name="P1"><text:s text:c="2"/>tone(9, 294 , 200);</text:p>
      <text:p text:style-name="P1"><text:s text:c="2"/>delay(400);</text:p>
      <text:p text:style-name="P1"><text:s text:c="2"/>tone(9, 330 , 400);</text:p>
      <text:p text:style-name="P1"><text:s text:c="2"/>delay(400);</text:p>
      <text:p text:style-name="P1"><text:s text:c="2"/>tone(9, 294 , 400);</text:p>
      <text:p text:style-name="P1"><text:s text:c="2"/>delay(400);</text:p>
      <text:p text:style-name="P1"><text:s text:c="2"/>tone(9, 262 , 200);</text:p>
      <text:p text:style-name="P1"><text:s text:c="2"/>delay(400);</text:p>
      <text:p text:style-name="P1"><text:s text:c="2"/>tone(9, 330 , 200);</text:p>
      <text:p text:style-name="P1"><text:s text:c="2"/>delay(400);</text:p>
      <text:p text:style-name="P1"><text:s text:c="2"/>tone(9, 294 , 200);</text:p>
      <text:p text:style-name="P1"><text:s text:c="2"/>delay(400);</text:p>
      <text:p text:style-name="P1"><text:s text:c="2"/>tone(9, 294 , 200);</text:p>
      <text:p text:style-name="P1"><text:s text:c="2"/>delay(400);</text:p>
      <text:p text:style-name="P1"><text:s text:c="2"/>tone(9, 262 , 400);</text:p>
      <text:p text:style-name="P1"><text:s text:c="2"/>delay(400);</text:p>
      <text:p text:style-name="P1">}</text:p>
      <text:p text:style-name="P1">void loop() </text:p>
      <text:p text:style-name="P1">{</text:p>
      <text:p text:style-name="P1"><text:soft-page-break/><text:s text:c="2"/><text:tab/><text:tab/></text:p>
      <text:p text:style-name="P1"/>
      <text:p text:style-name="P1">}</text:p>
      <text:p text:style-name="P1">Question 2 :</text:p>
      <text:p text:style-name="P1">const int BUZZERPIN = 9;</text:p>
      <text:p text:style-name="P1">int tempo = 200;</text:p>
      <text:p text:style-name="P1"/>
      <text:p text:style-name="P1"/>
      <text:p text:style-name="P1">void setup() </text:p>
      <text:p text:style-name="P1">{</text:p>
      <text:p text:style-name="P1"><text:s text:c="2"/>Serial.begin(9600);</text:p>
      <text:p text:style-name="P1"><text:s text:c="2"/>Serial.println("tests : debut");</text:p>
      <text:p text:style-name="P1"><text:s text:c="2"/>// ...</text:p>
      <text:p text:style-name="P1"><text:s text:c="2"/>Serial.println("tests : fin");</text:p>
      <text:p text:style-name="P1"><text:s text:c="2"/>pinMode(BUZZERPIN, OUTPUT); </text:p>
      <text:p text:style-name="P1">}</text:p>
      <text:p text:style-name="P1">void loop() </text:p>
      <text:p text:style-name="P1">{</text:p>
      <text:p text:style-name="P1"><text:s text:c="2"/>char notes [] = {'c','c','c','d','e','d','c','e','d','d','c','c','c','c','d','e','d','c','e','d','d','c'};</text:p>
      <text:p text:style-name="P1"><text:s text:c="2"/>int beats [] = {tempo,tempo,tempo,tempo,tempo*2,tempo*2,tempo,tempo,tempo,tempo,tempo*2,tempo,tempo,tempo,tempo,tempo*2,tempo*2,tempo,tempo,tempo,tempo,tempo*2};</text:p>
      <text:p text:style-name="P1"><text:s text:c="2"/>int frequencies [] = {262,294,330,349,392,440,494,523};</text:p>
      <text:p text:style-name="P1"><text:s text:c="2"/>for (int i = 0; 1&lt;=22; i=i+1)</text:p>
      <text:p text:style-name="P1"><text:s text:c="2"/>{</text:p>
      <text:p text:style-name="P1"><text:s text:c="4"/>tone(9, frequency(notes[i]), beats[i]);</text:p>
      <text:p text:style-name="P1"><text:s text:c="4"/>delay(400);</text:p>
      <text:p text:style-name="P1"><text:s text:c="2"/>}</text:p>
      <text:p text:style-name="P1">}</text:p>
      <text:p text:style-name="P1">int frequency(char note)</text:p>
      <text:p text:style-name="P1">{</text:p>
      <text:p text:style-name="P1"><text:s text:c="3"/>switch (note)</text:p>
      <text:p text:style-name="P1"><text:s text:c="3"/>{</text:p>
      <text:p text:style-name="P1"><text:s text:c="5"/>case'c':</text:p>
      <text:p text:style-name="P1"><text:s text:c="5"/><text:tab/>return 262;</text:p>
      <text:p text:style-name="P1"><text:s text:c="5"/><text:tab/>break;</text:p>
      <text:p text:style-name="P1"><text:s text:c="5"/>case'd':</text:p>
      <text:p text:style-name="P1"><text:s text:c="5"/><text:tab/>return 294;</text:p>
      <text:p text:style-name="P1"><text:s text:c="5"/><text:tab/>break;</text:p>
      <text:p text:style-name="P1"><text:s text:c="5"/>case'e':</text:p>
      <text:p text:style-name="P1"><text:s text:c="5"/><text:tab/>return 330;</text:p>
      <text:p text:style-name="P1"><text:s text:c="5"/><text:tab/>break;</text:p>
      <text:p text:style-name="P1"><text:s text:c="5"/>case'f':</text:p>
      <text:p text:style-name="P1"><text:s text:c="5"/><text:tab/>return 349;</text:p>
      <text:p text:style-name="P1"><text:s text:c="5"/><text:tab/>break;</text:p>
      <text:p text:style-name="P1"><text:s text:c="5"/>case'g':</text:p>
      <text:p text:style-name="P1"><text:s text:c="5"/><text:tab/>return 392;</text:p>
      <text:p text:style-name="P1"><text:s text:c="5"/><text:tab/>break;</text:p>
      <text:p text:style-name="P1"><text:s text:c="5"/>case'a':</text:p>
      <text:p text:style-name="P1"><text:s text:c="5"/><text:tab/>return 440;</text:p>
      <text:p text:style-name="P1"><text:s text:c="5"/><text:tab/>break;</text:p>
      <text:p text:style-name="P1"><text:s text:c="5"/>case'b':</text:p>
      <text:p text:style-name="P1"><text:soft-page-break/><text:s text:c="5"/><text:tab/>return 494;</text:p>
      <text:p text:style-name="P1"><text:s text:c="5"/><text:tab/>break;</text:p>
      <text:p text:style-name="P1"><text:s text:c="5"/>case'C':</text:p>
      <text:p text:style-name="P1"><text:s text:c="5"/><text:tab/>return 523;</text:p>
      <text:p text:style-name="P1"><text:s text:c="5"/><text:tab/>break;</text:p>
      <text:p text:style-name="P1"><text:s text:c="3"/>}</text:p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3T22:50:39.233000000</meta:creation-date>
    <dc:date>2020-10-13T22:56:05.424000000</dc:date>
    <meta:editing-duration>PT5M27S</meta:editing-duration>
    <meta:editing-cycles>1</meta:editing-cycles>
    <meta:document-statistic meta:table-count="0" meta:image-count="0" meta:object-count="0" meta:page-count="4" meta:paragraph-count="154" meta:word-count="303" meta:character-count="2601" meta:non-whitespace-character-count="2125"/>
    <meta:generator>LibreOffice/7.0.1.2$Windows_X86_64 LibreOffice_project/7cbcfc562f6eb6708b5ff7d7397325de9e764452</meta:generator>
  </office:meta>
</office:document-meta>
</file>